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2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1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2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0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1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04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1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0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0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0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11-1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10-23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7-2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6-0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6-0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4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2-0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2-11-0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2-08-0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2-05-10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2-01-26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1-11-1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1-08-1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1-06-0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1-05-05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0-11-09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0-08-1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0-05-12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0-02-0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9-11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9-11-1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9-10-1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9-08-0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9-01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11-0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8-1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4-2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3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31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0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0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0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0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0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0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0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1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2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1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5-1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2-0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1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0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1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8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0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58" meta:object-count="0"/>
    <meta:user-defined meta:name="AppVersion">3.0</meta:user-defined>
  </office:meta>
</office:document-meta>
</file>